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2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ase clas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ap och map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private, public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overrid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toStrin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kompanjonsobjek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parametrar [Int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pecialfall, sekvensalgoritm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ab pira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ur ska jag träna datastrukturer?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nderscore i olika sammanha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tränginterpolator s”$x”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hea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assu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table / immutab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ad är en typ och hur kan klass bli en typ?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mma parenteser (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killnad mellan argument och paramet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seudoko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Hur hitta buggar?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04 datastruktur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killnad på olika parenteser {[(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rminologi allmä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ppdatering av variabler som refererar till varand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al, lazy val, va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är använda terminal, editor, IDE?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ormattering/upplägg av kod, indrag, var ska objekt vara?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Bättre instruktioner på labbarna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bra med sammanfattning på slutet av föreläsningarna</text:p>
          </table:table-cell>
        </table:table-row>
      </table:table>
      <table:named-expressions/>
      <table:database-ranges>
        <table:database-range table:name="__Anonymous_Sheet_DB__0" table:target-range-address="Sheet1.A1:Sheet1.C30" table:display-filter-buttons="tru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0">0000-00-00</text:date>, <text:time style:data-style-name="N2" text:time-value="13:05:17.55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3T17:21:14.757000000</meta:creation-date>
    <meta:generator>LibreOffice/5.2.0.4$Windows_x86 LibreOffice_project/066b007f5ebcc236395c7d282ba488bca6720265</meta:generator>
    <dc:date>2016-10-10T18:42:31.761000000</dc:date>
    <meta:editing-duration>P1DT2H21M44S</meta:editing-duration>
    <meta:editing-cycles>2</meta:editing-cycles>
    <meta:document-statistic meta:table-count="1" meta:cell-count="71" meta:object-count="0"/>
  </office:meta>
</office:document-meta>
</file>